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Kosten 17.11.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" office:value-type="currency" office:currency="EUR" office:value="42.5" calcext:value-type="currency">
            <text:p>42,5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2" table:formula="of:=SUM([.E8:.E10])" office:value-type="currency" office:currency="EUR" office:value="229.5" calcext:value-type="currency">
            <text:p>229,5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2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518.6876" calcext:value-type="currency">
            <text:p>518,6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4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4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648" calcext:value-type="currency">
            <text:p>64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B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70.2" calcext:value-type="currency">
            <text:p>70,20 €</text:p>
          </table:table-cell>
          <table:table-cell table:style-name="ce2" table:formula="of:=SUM([.E8:.E10])" office:value-type="currency" office:currency="EUR" office:value="70.2" calcext:value-type="currency">
            <text:p>70,2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11" calcext:value-type="currency">
            <text:p>7,11 €</text:p>
          </table:table-cell>
          <table:table-cell table:style-name="ce2" table:formula="of:=SUM([.E13:.E20])" office:value-type="currency" office:currency="EUR" office:value="40.0143" calcext:value-type="currency">
            <text:p>40,01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27.96" calcext:value-type="currency">
            <text:p>27,9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6.4" calcext:value-type="currency">
            <text:p>6,4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9.1" calcext:value-type="currency">
            <text:p>9,1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98" calcext:value-type="currency">
            <text:p>0,98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99.31" calcext:value-type="float">
            <text:p>99,3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438.4757" calcext:value-type="currency">
            <text:p>438,48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.00.0000</text:date>, <text:time style:data-style-name="N2" text:time-value="10:44:44.8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20T10:52:48.176000000</dc:date>
    <meta:editing-duration>PT2H25M56S</meta:editing-duration>
    <meta:editing-cycles>45</meta:editing-cycles>
    <meta:generator>LibreOffice/5.2.3.3$Windows_x86 LibreOffice_project/d54a8868f08a7b39642414cf2c8ef2f228f780cf</meta:generator>
    <meta:document-statistic meta:table-count="4" meta:cell-count="352" meta:object-count="0"/>
  </office:meta>
</office:document-meta>
</file>